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nsolas" svg:font-family="Consolas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Tahoma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fo:color="#000000" style:font-name="Tahoma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ahoma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ahoma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ahoma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3f5fbf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0000c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fo:color="#7f0055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color="#3f7f5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7f7f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CD </text:p>
      <text:p text:style-name="P3">Sessió 1</text:p>
      <text:p text:style-name="P3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lberto Maldonado López</text:p>
      <text:p text:style-name="P5">Grup 11</text:p>
      <text:p text:style-name="P1"/>
      <text:p text:style-name="P1"/>
      <text:p text:style-name="P1"/>
      <text:p text:style-name="P6"><text:span text:style-name="T1">Exercici 1</text:span></text:p>
      <text:p text:style-name="P7"><text:span text:style-name="T2"/></text:p>
      <text:p text:style-name="P7"><text:span text:style-name="T2">package</text:span><text:span text:style-name="T3"> lab1.entrega;</text:span></text:p>
      <text:p text:style-name="P7"/>
      <text:p text:style-name="P7"><text:span text:style-name="T2">import</text:span><text:span text:style-name="T3"> java.util.Stack;</text:span></text:p>
      <text:p text:style-name="P7"/>
      <text:p text:style-name="P7"><text:span text:style-name="T2">public</text:span><text:span text:style-name="T3"> </text:span><text:span text:style-name="T2">class</text:span><text:span text:style-name="T3"> Prosumer</text:span></text:p>
      <text:p text:style-name="P8">{</text:p>
      <text:p text:style-name="P7"><text:span text:style-name="T3"><text:tab/></text:span><text:span text:style-name="T4">/**</text:span><text:span text:style-name="T3"> </text:span><text:span text:style-name="T4">Tamaño</text:span><text:span text:style-name="T3"> </text:span><text:span text:style-name="T4">maximo</text:span><text:span text:style-name="T3"> </text:span><text:span text:style-name="T4">de</text:span><text:span text:style-name="T3"> </text:span><text:span text:style-name="T4">la</text:span><text:span text:style-name="T3"> </text:span><text:span text:style-name="T4">pila</text:span><text:span text:style-name="T3"> </text:span><text:span text:style-name="T4">que</text:span><text:span text:style-name="T3"> </text:span><text:span text:style-name="T4">vamos</text:span><text:span text:style-name="T3"> </text:span><text:span text:style-name="T4">a</text:span><text:span text:style-name="T3"> </text:span><text:span text:style-name="T4">usar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MAX</text:span><text:span text:style-name="T3"> = 50;</text:span></text:p>
      <text:p text:style-name="P7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<text:p text:style-name="P8"><text:tab/>{</text:p>
      <text:p text:style-name="P7"><text:span text:style-name="T3"><text:tab/><text:tab/></text:span><text:span text:style-name="T4">/**</text:span><text:span text:style-name="T3"> </text:span><text:span text:style-name="T4">Creacion</text:span><text:span text:style-name="T3"> </text:span><text:span text:style-name="T4">de</text:span><text:span text:style-name="T3"> </text:span><text:span text:style-name="T4">la</text:span><text:span text:style-name="T3"> </text:span><text:span text:style-name="T4">pila</text:span><text:span text:style-name="T3"> </text:span><text:span text:style-name="T4">especial</text:span><text:span text:style-name="T3"> </text:span><text:span text:style-name="T4">*/</text:span></text:p>
      <text:p text:style-name="P7"><text:span text:style-name="T3"><text:tab/><text:tab/>Spc st = </text:span><text:span text:style-name="T2">new</text:span><text:span text:style-name="T3"> Spc(</text:span><text:span text:style-name="T5">MAX</text:span><text:span text:style-name="T3">);</text:span></text:p>
      <text:p text:style-name="P7"><text:span text:style-name="T3"><text:tab/><text:tab/></text:span><text:span text:style-name="T4">/**</text:span><text:span text:style-name="T3"> </text:span><text:span text:style-name="T4">Creacion</text:span><text:span text:style-name="T3"> </text:span><text:span text:style-name="T4">del</text:span><text:span text:style-name="T3"> </text:span><text:span text:style-name="T4">productor</text:span><text:span text:style-name="T3"> </text:span><text:span text:style-name="T4">y</text:span><text:span text:style-name="T3"> </text:span><text:span text:style-name="T4">consumidor</text:span><text:span text:style-name="T3"> </text:span><text:span text:style-name="T4">*/</text:span></text:p>
      <text:p text:style-name="P7"><text:span text:style-name="T3"><text:tab/><text:tab/>Productor p = </text:span><text:span text:style-name="T2">new</text:span><text:span text:style-name="T3"> Productor(st);</text:span></text:p>
      <text:p text:style-name="P7"><text:span text:style-name="T3"><text:tab/><text:tab/>Consumidor c = </text:span><text:span text:style-name="T2">new</text:span><text:span text:style-name="T3"> Consumidor(st);</text:span></text:p>
      <text:p text:style-name="P7"><text:span text:style-name="T3"><text:tab/><text:tab/></text:span><text:span text:style-name="T4">/**</text:span><text:span text:style-name="T3"> </text:span><text:span text:style-name="T4">Inicio</text:span><text:span text:style-name="T3"> </text:span><text:span text:style-name="T4">de</text:span><text:span text:style-name="T3"> </text:span><text:span text:style-name="T4">los</text:span><text:span text:style-name="T3"> </text:span><text:span text:style-name="T4">threads</text:span><text:span text:style-name="T3"> </text:span><text:span text:style-name="T4">*/</text:span></text:p>
      <text:p text:style-name="P8"><text:tab/><text:tab/>p.start();</text:p>
      <text:p text:style-name="P8"><text:tab/><text:tab/>c.start();</text:p>
      <text:p text:style-name="P8"><text:tab/>}</text:p>
      <text:p text:style-name="P8">}</text:p>
      <text:p text:style-name="P7"/>
      <text:p text:style-name="P7"><text:span text:style-name="T2">class</text:span><text:span text:style-name="T3"> Productor </text:span><text:span text:style-name="T2">extends</text:span><text:span text:style-name="T3"> Thread</text:span></text:p>
      <text:p text:style-name="P8">{</text:p>
      <text:p text:style-name="P7"><text:span text:style-name="T3"><text:tab/></text:span><text:span text:style-name="T2">private</text:span><text:span text:style-name="T3"> Spc </text:span><text:span text:style-name="T6">st</text:span><text:span text:style-name="T3">;</text:span></text:p>
      <text:p text:style-name="P7"/>
      <text:p text:style-name="P7"><text:span text:style-name="T3"><text:tab/></text:span><text:span text:style-name="T4">/**</text:span><text:span text:style-name="T3"> </text:span><text:span text:style-name="T4">Constructora</text:span><text:span text:style-name="T3"> </text:span><text:span text:style-name="T4">*/</text:span></text:p>
      <text:p text:style-name="P7"><text:span text:style-name="T3"><text:tab/></text:span><text:span text:style-name="T2">public</text:span><text:span text:style-name="T3"> Productor(Spc stack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st</text:span><text:span text:style-name="T3"> = stack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run()</text:span></text:p>
      <text:p text:style-name="P8"><text:tab/>{</text:p>
      <text:p text:style-name="P7"><text:span text:style-name="T3"><text:tab/><text:tab/></text:span><text:span text:style-name="T2">while</text:span><text:span text:style-name="T3"> (</text:span><text:span text:style-name="T2">true</text:span><text:span text:style-name="T3">)</text:span></text:p>
      <text:p text:style-name="P8"><text:tab/><text:tab/>{</text:p>
      <text:p text:style-name="P7"><text:span text:style-name="T3"><text:tab/><text:tab/><text:tab/></text:span><text:span text:style-name="T6">st</text:span><text:span text:style-name="T3">.insertar();</text:span></text:p>
      <text:p text:style-name="P7"><text:span text:style-name="T3"><text:tab/><text:tab/><text:tab/></text:span><text:span text:style-name="T6">st</text:span><text:span text:style-name="T3">.tam();</text:span>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7"><text:span text:style-name="T3"><text:tab/><text:tab/><text:tab/><text:tab/></text:span><text:span text:style-name="T7">sleep</text:span><text:span text:style-name="T3">((</text:span><text:span text:style-name="T2">long</text:span><text:span text:style-name="T3">) Math.</text:span><text:span text:style-name="T7">random</text:span><text:span text:style-name="T3">() * 5000);</text:span>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El Produtor tiene este problema"</text:span></text:p>
      <text:p text:style-name="P8"><text:tab/><text:tab/><text:tab/><text:tab/><text:tab/><text:tab/>+ e.toString())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Consumidor </text:span><text:span text:style-name="T2">extends</text:span><text:span text:style-name="T3"> Thread</text:span></text:p>
      <text:p text:style-name="P8">{</text:p>
      <text:p text:style-name="P7"><text:span text:style-name="T3"><text:tab/></text:span><text:span text:style-name="T2">private</text:span><text:span text:style-name="T3"> Spc </text:span><text:span text:style-name="T6">st</text:span><text:span text:style-name="T3">;</text:span></text:p>
      <text:p text:style-name="P7"/>
      <text:p text:style-name="P7"><text:span text:style-name="T3"><text:tab/></text:span><text:span text:style-name="T4">/**</text:span><text:span text:style-name="T3"> </text:span><text:span text:style-name="T4">Constructora</text:span><text:span text:style-name="T3"> </text:span><text:span text:style-name="T4">*/</text:span></text:p>
      <text:p text:style-name="P7"><text:span text:style-name="T3"><text:tab/></text:span><text:span text:style-name="T2">public</text:span><text:span text:style-name="T3"> Consumidor(Spc stack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st</text:span><text:span text:style-name="T3"> = stack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run()</text:span></text:p>
      <text:p text:style-name="P8"><text:tab/>{</text:p>
      <text:p text:style-name="P7"><text:span text:style-name="T3"><text:tab/><text:tab/></text:span><text:span text:style-name="T2">while</text:span><text:span text:style-name="T3"> (</text:span><text:span text:style-name="T2">true</text:span><text:span text:style-name="T3">)</text:span></text:p>
      <text:p text:style-name="P8"><text:tab/><text:tab/>{</text:p>
      <text:p text:style-name="P7"><text:span text:style-name="T3"><text:tab/><text:tab/><text:tab/></text:span><text:span text:style-name="T6">st</text:span><text:span text:style-name="T3">.sacar();</text:span></text:p>
      <text:p text:style-name="P7"><text:span text:style-name="T3"><text:tab/><text:tab/><text:tab/></text:span><text:span text:style-name="T6">st</text:span><text:span text:style-name="T3">.tam();</text:span>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7"><text:span text:style-name="T3"><text:tab/><text:tab/><text:tab/><text:tab/></text:span><text:span text:style-name="T7">sleep</text:span><text:span text:style-name="T3">((</text:span><text:span text:style-name="T2">long</text:span><text:span text:style-name="T3">) Math.</text:span><text:span text:style-name="T7">random</text:span><text:span text:style-name="T3">() * 5000);</text:span>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El Consumidor tiene este problema"</text:span></text:p>
      <text:p text:style-name="P8"><text:tab/><text:tab/><text:tab/><text:tab/><text:tab/><text:tab/>+ e.toString())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Spc </text:span><text:span text:style-name="T2">extends</text:span><text:span text:style-name="T3"> Stack&lt;Object&gt;</text:span></text:p>
      <text:p text:style-name="P8">{</text:p>
      <text:p text:style-name="P7"/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long</text:span><text:span text:style-name="T3"> </text:span><text:span text:style-name="T5">serialVersionUID</text:span><text:span text:style-name="T3"> = 6671367263571231852L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MAX</text:span><text:span text:style-name="T3">;</text:span></text:p>
      <text:p text:style-name="P7"/>
      <text:p text:style-name="P7"><text:span text:style-name="T3"><text:tab/></text:span><text:span text:style-name="T2">public</text:span><text:span text:style-name="T3"> Spc(</text:span><text:span text:style-name="T2">int</text:span><text:span text:style-name="T3"> max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MAX</text:span><text:span text:style-name="T3"> = max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insertar()</text:span></text:p>
      <text:p text:style-name="P8"><text:tab/>{</text:p>
      <text:p text:style-name="P7"><text:span text:style-name="T3"><text:tab/><text:tab/></text:span><text:span text:style-name="T2">while</text:span><text:span text:style-name="T3"> (</text:span><text:span text:style-name="T2">this</text:span><text:span text:style-name="T3">.size() == </text:span><text:span text:style-name="T6">MAX</text:span><text:span text:style-name="T3">)</text:span></text:p>
      <text:p text:style-name="P8"><text:tab/><text:tab/>{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8"><text:tab/><text:tab/><text:tab/><text:tab/>wait();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Insertar espera "</text:span><text:span text:style-name="T3"> + e.toString());</text:span></text:p>
      <text:p text:style-name="P8"><text:tab/><text:tab/><text:tab/>}</text:p>
      <text:p text:style-name="P8"><text:tab/><text:tab/>}</text:p>
      <text:p text:style-name="P7"/>
      <text:p text:style-name="P7"><text:span text:style-name="T3"><text:tab/><text:tab/></text:span><text:span text:style-name="T2">this</text:span><text:span text:style-name="T3">.push(</text:span><text:span text:style-name="T2">new</text:span><text:span text:style-name="T3"> Object());</text:span></text:p>
      <text:p text:style-name="P7"/>
      <text:p text:style-name="P7"><text:span text:style-name="T3"><text:tab/><text:tab/>System.</text:span><text:span text:style-name="T5">out</text:span><text:span text:style-name="T3">.println(</text:span><text:span text:style-name="T8">"Productor ha producido"</text:span><text:span text:style-name="T3">);</text:span></text:p>
      <text:p text:style-name="P7"/>
      <text:p text:style-name="P8"><text:tab/><text:tab/>notify();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sacar()</text:span></text:p>
      <text:p text:style-name="P8"><text:tab/>{</text:p>
      <text:p text:style-name="P7"><text:span text:style-name="T3"><text:tab/><text:tab/></text:span><text:span text:style-name="T2">while</text:span><text:span text:style-name="T3"> (</text:span><text:span text:style-name="T2">this</text:span><text:span text:style-name="T3">.isEmpty())</text:span></text:p>
      <text:p text:style-name="P8"><text:tab/><text:tab/>{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8"><text:tab/><text:tab/><text:tab/><text:tab/>wait();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Error "</text:span><text:span text:style-name="T3"> + e.toString());</text:span></text:p>
      <text:p text:style-name="P8"><text:tab/><text:tab/><text:tab/>}</text:p>
      <text:p text:style-name="P8"><text:tab/><text:tab/>}</text:p>
      <text:p text:style-name="P7"/>
      <text:p text:style-name="P7"><text:span text:style-name="T3"><text:tab/><text:tab/></text:span><text:span text:style-name="T2">this</text:span><text:span text:style-name="T3">.pop();</text:span></text:p>
      <text:p text:style-name="P7"/>
      <text:p text:style-name="P7"><text:span text:style-name="T3"><text:tab/><text:tab/>System.</text:span><text:span text:style-name="T5">out</text:span><text:span text:style-name="T3">.println(</text:span><text:span text:style-name="T8">"Consumidor ha consumido"</text:span><text:span text:style-name="T3">);</text:span></text:p>
      <text:p text:style-name="P7"/>
      <text:p text:style-name="P8"><text:tab/><text:tab/>notify();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tam()</text:span></text:p>
      <text:p text:style-name="P8"><text:tab/>{</text:p>
      <text:p text:style-name="P7"><text:span text:style-name="T3"><text:tab/><text:tab/>System.</text:span><text:span text:style-name="T5">out</text:span><text:span text:style-name="T3">.println(</text:span><text:span text:style-name="T8">"Tamaño "</text:span><text:span text:style-name="T3"> + </text:span><text:span text:style-name="T2">this</text:span><text:span text:style-name="T3">.size());</text:span></text:p>
      <text:p text:style-name="P8"><text:tab/>}</text:p>
      <text:p text:style-name="P7"/>
      <text:p text:style-name="P8">}</text:p>
      <text:p text:style-name="P1"/>
      <text:p text:style-name="P1"/>
      <text:p text:style-name="P8"><text:span text:style-name="T1">Exercici 2.a</text:span></text:p>
      <text:p text:style-name="P9"/>
      <text:p text:style-name="P9"><text:span text:style-name="T9">package</text:span> lab1.entrega;</text:p>
      <text:p text:style-name="P7"/>
      <text:p text:style-name="P7"><text:span text:style-name="T2">public</text:span><text:span text:style-name="T3"> </text:span><text:span text:style-name="T2">class</text:span><text:span text:style-name="T3"> NoOrdenAbcd</text:span></text:p>
      <text:p text:style-name="P8">{</text:p>
      <text:p text:style-name="P7"><text:span text:style-name="T3"><text:tab/></text:span><text:span text:style-name="T4">/**</text:span><text:span text:style-name="T3"> </text:span><text:span text:style-name="T4">Letra</text:span><text:span text:style-name="T3"> </text:span><text:span text:style-name="T4">inicial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char</text:span><text:span text:style-name="T3"> </text:span><text:span text:style-name="T5">letra</text:span><text:span text:style-name="T3"> = </text:span><text:span text:style-name="T8">'a'</text:span><text:span text:style-name="T3">;</text:span></text:p>
      <text:p text:style-name="P7"/>
      <text:p text:style-name="P7"><text:span text:style-name="T3"><text:tab/></text:span><text:span text:style-name="T4">/**</text:span><text:span text:style-name="T3"> </text:span><text:span text:style-name="T4">Numeros</text:span><text:span text:style-name="T3"> </text:span><text:span text:style-name="T4">de</text:span><text:span text:style-name="T3"> </text:span><text:span text:style-name="T4">letras</text:span><text:span text:style-name="T3"> </text:span><text:span text:style-name="T4">a</text:span><text:span text:style-name="T3"> </text:span><text:span text:style-name="T4">imprimir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NUM</text:span><text:span text:style-name="T3"> = 4;</text:span></text:p>
      <text:p text:style-name="P7"/>
      <text:p text:style-name="P7"><text:span text:style-name="T3"><text:tab/></text:span><text:span text:style-name="T4">/**</text:span><text:span text:style-name="T3"> </text:span><text:span text:style-name="T4">Total</text:span><text:span text:style-name="T3"> </text:span><text:span text:style-name="T4">de</text:span><text:span text:style-name="T3"> </text:span><text:span text:style-name="T4">veces</text:span><text:span text:style-name="T3"> </text:span><text:span text:style-name="T4">a</text:span><text:span text:style-name="T3"> </text:span><text:span text:style-name="T4">imprimir</text:span><text:span text:style-name="T3"> </text:span><text:span text:style-name="T4">cada</text:span><text:span text:style-name="T3"> </text:span><text:span text:style-name="T4">letra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TOTAL</text:span><text:span text:style-name="T3"> = 50;</text:span></text:p>
      <text:p text:style-name="P7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<text:p text:style-name="P8"><text:tab/>{</text:p>
      <text:p text:style-name="P7"><text:span text:style-name="T3"><text:tab/><text:tab/></text:span><text:span text:style-name="T2">for</text:span><text:span text:style-name="T3"> (</text:span><text:span text:style-name="T2">int</text:span><text:span text:style-name="T3"> i = 0; i &lt; </text:span><text:span text:style-name="T5">NUM</text:span><text:span text:style-name="T3">; ++i)</text:span></text:p>
      <text:p text:style-name="P8"><text:tab/><text:tab/>{</text:p>
      <text:p text:style-name="P7"><text:span text:style-name="T3"><text:tab/><text:tab/><text:tab/>DesOrden ds = </text:span><text:span text:style-name="T2">new</text:span><text:span text:style-name="T3"> DesOrden(</text:span><text:span text:style-name="T5">letra</text:span><text:span text:style-name="T3"> + i, </text:span><text:span text:style-name="T5">TOTAL</text:span><text:span text:style-name="T3">);</text:span></text:p>
      <text:p text:style-name="P8"><text:tab/><text:tab/><text:tab/>ds.start();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DesOrden </text:span><text:span text:style-name="T2">extends</text:span><text:span text:style-name="T3"> Thread</text:span></text:p>
      <text:p text:style-name="P8">{</text:p>
      <text:p text:style-name="P7"><text:span text:style-name="T3"><text:tab/></text:span><text:span text:style-name="T2">char</text:span><text:span text:style-name="T3"> </text:span><text:span text:style-name="T6">aux</text:span><text:span text:style-name="T3">;</text:span></text:p>
      <text:p text:style-name="P7"/>
      <text:p text:style-name="P7"><text:span text:style-name="T3"><text:tab/></text:span><text:span text:style-name="T2">int</text:span><text:span text:style-name="T3"> </text:span><text:span text:style-name="T6">total</text:span><text:span text:style-name="T3">;</text:span></text:p>
      <text:p text:style-name="P7"/>
      <text:p text:style-name="P7"><text:span text:style-name="T3"><text:tab/></text:span><text:span text:style-name="T2">public</text:span><text:span text:style-name="T3"> DesOrden(</text:span><text:span text:style-name="T2">int</text:span><text:span text:style-name="T3"> i, </text:span><text:span text:style-name="T2">int</text:span><text:span text:style-name="T3"> total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aux</text:span><text:span text:style-name="T3"> = (</text:span><text:span text:style-name="T2">char</text:span><text:span text:style-name="T3">) i;</text:span></text:p>
      <text:p text:style-name="P7"><text:span text:style-name="T3"><text:tab/><text:tab/></text:span><text:span text:style-name="T2">this</text:span><text:span text:style-name="T3">.</text:span><text:span text:style-name="T6">total</text:span><text:span text:style-name="T3"> = total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run()</text:span></text:p>
      <text:p text:style-name="P8"><text:tab/>{</text:p>
      <text:p text:style-name="P7"><text:span text:style-name="T3"><text:tab/><text:tab/></text:span><text:span text:style-name="T2">for</text:span><text:span text:style-name="T3"> (; </text:span><text:span text:style-name="T6">total</text:span><text:span text:style-name="T3"> &gt; 0; --</text:span><text:span text:style-name="T6">total</text:span><text:span text:style-name="T3">)</text:span></text:p>
      <text:p text:style-name="P8"><text:tab/><text:tab/>{</text:p>
      <text:p text:style-name="P7"><text:span text:style-name="T3"><text:tab/><text:tab/><text:tab/>System.</text:span><text:span text:style-name="T5">out</text:span><text:span text:style-name="T3">.print(</text:span><text:span text:style-name="T6">aux</text:span><text:span text:style-name="T3">);</text:span></text:p>
      <text:p text:style-name="P8"><text:tab/><text:tab/>}</text:p>
      <text:p text:style-name="P8"><text:tab/>}</text:p>
      <text:p text:style-name="P7"/>
      <text:p text:style-name="P8">}</text:p>
      <text:p text:style-name="P9"/>
      <text:p text:style-name="P9">Exercici 2.b</text:p>
      <text:p text:style-name="P9"/>
      <text:p text:style-name="P9"><text:span text:style-name="T9">package</text:span> lab1.entrega;</text:p>
      <text:p text:style-name="P7"/>
      <text:p text:style-name="P7"><text:span text:style-name="T2">public</text:span><text:span text:style-name="T3"> </text:span><text:span text:style-name="T2">class</text:span><text:span text:style-name="T3"> OrdenAbcd</text:span></text:p>
      <text:p text:style-name="P8">{</text:p>
      <text:p text:style-name="P7"><text:span text:style-name="T3"><text:tab/></text:span><text:span text:style-name="T4">/**</text:span><text:span text:style-name="T3"> </text:span><text:span text:style-name="T4">Letra</text:span><text:span text:style-name="T3"> </text:span><text:span text:style-name="T4">inicial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char</text:span><text:span text:style-name="T3"> </text:span><text:span text:style-name="T5">letra</text:span><text:span text:style-name="T3"> = </text:span><text:span text:style-name="T8">'a'</text:span><text:span text:style-name="T3">;</text:span></text:p>
      <text:p text:style-name="P7"/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Numeros</text:span><text:span text:style-name="T3"> </text:span><text:span text:style-name="T4">de</text:span><text:span text:style-name="T3"> </text:span><text:span text:style-name="T4">letras</text:span><text:span text:style-name="T3"> </text:span><text:span text:style-name="T4">a</text:span><text:span text:style-name="T3"> </text:span><text:span text:style-name="T4">imprimir,</text:span><text:span text:style-name="T3"> </text:span><text:span text:style-name="T4">ademas</text:span><text:span text:style-name="T3"> </text:span><text:span text:style-name="T4">NUM</text:span><text:span text:style-name="T3"> </text:span><text:span text:style-name="T4">nos</text:span><text:span text:style-name="T3"> </text:span><text:span text:style-name="T4">indica</text:span><text:span text:style-name="T3"> </text:span><text:span text:style-name="T4">el</text:span><text:span text:style-name="T3"> </text:span><text:span text:style-name="T4">numero</text:span><text:span text:style-name="T3"> </text:span><text:span text:style-name="T4">maximo</text:span><text:span text:style-name="T3"> </text:span><text:span text:style-name="T4">de</text:span></text:p>
      <text:p text:style-name="P7"><text:span text:style-name="T3"><text:tab/> </text:span><text:span text:style-name="T4">*</text:span><text:span text:style-name="T3"> </text:span><text:span text:style-name="T4">turno</text:span><text:span text:style-name="T3"> </text:span><text:span text:style-name="T4">que</text:span><text:span text:style-name="T3"> </text:span><text:span text:style-name="T4">puede</text:span><text:span text:style-name="T3"> </text:span><text:span text:style-name="T4">haber</text:span><text:span text:style-name="T3"> </text:span><text:span text:style-name="T4">en</text:span><text:span text:style-name="T3"> </text:span><text:span text:style-name="T4">el</text:span><text:span text:style-name="T3"> </text:span><text:span text:style-name="T4">programa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NUM</text:span><text:span text:style-name="T3"> = 4;</text:span></text:p>
      <text:p text:style-name="P7"/>
      <text:p text:style-name="P7"><text:span text:style-name="T3"><text:tab/></text:span><text:span text:style-name="T4">/**</text:span><text:span text:style-name="T3"> </text:span><text:span text:style-name="T4">Total</text:span><text:span text:style-name="T3"> </text:span><text:span text:style-name="T4">de</text:span><text:span text:style-name="T3"> </text:span><text:span text:style-name="T4">veces</text:span><text:span text:style-name="T3"> </text:span><text:span text:style-name="T4">a</text:span><text:span text:style-name="T3"> </text:span><text:span text:style-name="T4">imprimir</text:span><text:span text:style-name="T3"> </text:span><text:span text:style-name="T4">cada</text:span><text:span text:style-name="T3"> </text:span><text:span text:style-name="T4">letra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TOTAL</text:span><text:span text:style-name="T3"> = 20;</text:span></text:p>
      <text:p text:style-name="P7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<text:p text:style-name="P8"><text:tab/>{</text:p>
      <text:p text:style-name="P7"><text:span text:style-name="T3"><text:tab/><text:tab/>ControlTurn ct = </text:span><text:span text:style-name="T2">new</text:span><text:span text:style-name="T3"> ControlTurn(</text:span><text:span text:style-name="T5">NUM</text:span><text:span text:style-name="T3">);</text:span></text:p>
      <text:p text:style-name="P7"/>
      <text:p text:style-name="P7"><text:span text:style-name="T3"><text:tab/><text:tab/></text:span><text:span text:style-name="T2">for</text:span><text:span text:style-name="T3"> (</text:span><text:span text:style-name="T2">int</text:span><text:span text:style-name="T3"> i = 0; i &lt; </text:span><text:span text:style-name="T5">NUM</text:span><text:span text:style-name="T3">; ++i)</text:span></text:p>
      <text:p text:style-name="P8"><text:tab/><text:tab/>{</text:p>
      <text:p text:style-name="P7"><text:span text:style-name="T3"><text:tab/><text:tab/><text:tab/>Orden ds = </text:span><text:span text:style-name="T2">new</text:span><text:span text:style-name="T3"> Orden(</text:span><text:span text:style-name="T5">letra</text:span><text:span text:style-name="T3"> + i, </text:span><text:span text:style-name="T5">TOTAL</text:span><text:span text:style-name="T3">, ct, i);</text:span></text:p>
      <text:p text:style-name="P8"><text:tab/><text:tab/><text:tab/>ds.start();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Orden </text:span><text:span text:style-name="T2">extends</text:span><text:span text:style-name="T3"> Thread</text:span></text:p>
      <text:p text:style-name="P8">{</text:p>
      <text:p text:style-name="P7"><text:span text:style-name="T3"><text:tab/></text:span><text:span text:style-name="T2">private</text:span><text:span text:style-name="T3"> </text:span><text:span text:style-name="T2">char</text:span><text:span text:style-name="T3"> </text:span><text:span text:style-name="T6">aux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total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turn</text:span><text:span text:style-name="T3">;</text:span></text:p>
      <text:p text:style-name="P7"/>
      <text:p text:style-name="P7"><text:span text:style-name="T3"><text:tab/></text:span><text:span text:style-name="T2">private</text:span><text:span text:style-name="T3"> ControlTurn </text:span><text:span text:style-name="T6">ct</text:span><text:span text:style-name="T3">;</text:span></text:p>
      <text:p text:style-name="P7"/>
      <text:p text:style-name="P7"><text:span text:style-name="T3"><text:tab/></text:span><text:span text:style-name="T2">public</text:span><text:span text:style-name="T3"> Orden(</text:span><text:span text:style-name="T2">int</text:span><text:span text:style-name="T3"> i, </text:span><text:span text:style-name="T2">int</text:span><text:span text:style-name="T3"> total, ControlTurn ct, </text:span><text:span text:style-name="T2">int</text:span><text:span text:style-name="T3"> t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aux</text:span><text:span text:style-name="T3"> = (</text:span><text:span text:style-name="T2">char</text:span><text:span text:style-name="T3">) i;</text:span></text:p>
      <text:p text:style-name="P7"><text:span text:style-name="T3"><text:tab/><text:tab/></text:span><text:span text:style-name="T2">this</text:span><text:span text:style-name="T3">.</text:span><text:span text:style-name="T6">total</text:span><text:span text:style-name="T3"> = total;</text:span></text:p>
      <text:p text:style-name="P7"><text:span text:style-name="T3"><text:tab/><text:tab/></text:span><text:span text:style-name="T2">this</text:span><text:span text:style-name="T3">.</text:span><text:span text:style-name="T6">turn</text:span><text:span text:style-name="T3"> = t;</text:span></text:p>
      <text:p text:style-name="P7"><text:span text:style-name="T3"><text:tab/><text:tab/></text:span><text:span text:style-name="T2">this</text:span><text:span text:style-name="T3">.</text:span><text:span text:style-name="T6">ct</text:span><text:span text:style-name="T3"> = ct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run()</text:span></text:p>
      <text:p text:style-name="P8"><text:tab/>{</text:p>
      <text:p text:style-name="P7"><text:span text:style-name="T3"><text:tab/><text:tab/></text:span><text:span text:style-name="T2">for</text:span><text:span text:style-name="T3"> (; </text:span><text:span text:style-name="T6">total</text:span><text:span text:style-name="T3"> &gt; 0;)</text:span></text:p>
      <text:p text:style-name="P8"><text:tab/><text:tab/>{</text:p>
      <text:p text:style-name="P7"><text:span text:style-name="T3"><text:tab/><text:tab/><text:tab/></text:span><text:span text:style-name="T2">synchronized</text:span><text:span text:style-name="T3"> (</text:span><text:span text:style-name="T2">this</text:span><text:span text:style-name="T3">)</text:span></text:p>
      <text:p text:style-name="P8"><text:tab/><text:tab/><text:tab/>{</text:p>
      <text:p text:style-name="P7"><text:span text:style-name="T3"><text:tab/><text:tab/><text:tab/><text:tab/></text:span><text:span text:style-name="T2">if</text:span><text:span text:style-name="T3"> (</text:span><text:span text:style-name="T6">ct</text:span><text:span text:style-name="T3">.checkTurn(</text:span><text:span text:style-name="T6">turn</text:span><text:span text:style-name="T3">))</text:span></text:p>
      <text:p text:style-name="P8"><text:tab/><text:tab/><text:tab/><text:tab/>{</text:p>
      <text:p text:style-name="P7"><text:span text:style-name="T3"><text:tab/><text:tab/><text:tab/><text:tab/><text:tab/>System.</text:span><text:span text:style-name="T5">out</text:span><text:span text:style-name="T3">.print(</text:span><text:span text:style-name="T8">""</text:span><text:span text:style-name="T3"> + </text:span><text:span text:style-name="T6">aux</text:span><text:span text:style-name="T3"> + </text:span><text:span text:style-name="T8">""</text:span><text:span text:style-name="T3">);</text:span></text:p>
      <text:p text:style-name="P7"><text:span text:style-name="T3"><text:tab/><text:tab/><text:tab/><text:tab/><text:tab/>--</text:span><text:span text:style-name="T6">total</text:span><text:span text:style-name="T3">;</text:span></text:p>
      <text:p text:style-name="P7"><text:span text:style-name="T3"><text:tab/><text:tab/><text:tab/><text:tab/><text:tab/></text:span><text:span text:style-name="T6">ct</text:span><text:span text:style-name="T3">.refreshTurn(</text:span><text:span text:style-name="T6">turn</text:span><text:span text:style-name="T3">);</text:span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ControlTurn</text:span></text:p>
      <text:p text:style-name="P8">{</text:p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NUM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lastTurn</text:span><text:span text:style-name="T3">;</text:span></text:p>
      <text:p text:style-name="P7"/>
      <text:p text:style-name="P7"><text:span text:style-name="T3"><text:tab/></text:span><text:span text:style-name="T2">public</text:span><text:span text:style-name="T3"> ControlTurn(</text:span><text:span text:style-name="T2">int</text:span><text:span text:style-name="T3"> num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NUM</text:span><text:span text:style-name="T3"> = num;</text:span></text:p>
      <text:p text:style-name="P7"><text:span text:style-name="T3"><text:tab/><text:tab/></text:span><text:span text:style-name="T2">this</text:span><text:span text:style-name="T3">.</text:span><text:span text:style-name="T6">lastTurn</text:span><text:span text:style-name="T3"> = 0;</text:span></text:p>
      <text:p text:style-name="P8"><text:tab/>}</text:p>
      <text:p text:style-name="P7"/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Actualizamos</text:span><text:span text:style-name="T3"> </text:span><text:span text:style-name="T4">el</text:span><text:span text:style-name="T3"> </text:span><text:span text:style-name="T4">ultimo</text:span><text:span text:style-name="T3"> </text:span><text:span text:style-name="T4">turno</text:span></text:p>
      <text:p text:style-name="P7"><text:span text:style-name="T3"><text:tab/> </text:span><text:span text:style-name="T4">*</text:span><text:span text:style-name="T3"> </text:span></text:p>
      <text:p text:style-name="P7"><text:span text:style-name="T3"><text:tab/> </text:span><text:span text:style-name="T4">*</text:span><text:span text:style-name="T3"> </text:span><text:span text:style-name="T10">@param</text:span><text:span text:style-name="T3"> </text:span><text:span text:style-name="T4">turn</text:span></text:p>
      <text:p text:style-name="P7"><text:span text:style-name="T3"><text:tab/> </text:span><text:span text:style-name="T4">*</text:span><text:span text:style-name="T3"> <text:s text:c="11"/></text:span><text:span text:style-name="T4">La</text:span><text:span text:style-name="T3"> </text:span><text:span text:style-name="T4">letra</text:span><text:span text:style-name="T3"> </text:span><text:span text:style-name="T4">de</text:span><text:span text:style-name="T3"> </text:span><text:span text:style-name="T4">este</text:span><text:span text:style-name="T3"> </text:span><text:span text:style-name="T4">turno</text:span><text:span text:style-name="T3"> </text:span><text:span text:style-name="T4">ha</text:span><text:span text:style-name="T3"> </text:span><text:span text:style-name="T4">sido</text:span><text:span text:style-name="T3"> </text:span><text:span text:style-name="T4">imprimida,</text:span><text:span text:style-name="T3"> </text:span><text:span text:style-name="T4">tenomos</text:span><text:span text:style-name="T3"> </text:span><text:span text:style-name="T4">que</text:span></text:p>
      <text:p text:style-name="P7"><text:span text:style-name="T3"><text:tab/> </text:span><text:span text:style-name="T4">*</text:span><text:span text:style-name="T3"> <text:s text:c="11"/></text:span><text:span text:style-name="T4">actualizar</text:span><text:span text:style-name="T3"> </text:span><text:span text:style-name="T4">el</text:span><text:span text:style-name="T3"> </text:span><text:span text:style-name="T4">ultimo</text:span><text:span text:style-name="T3"> </text:span><text:span text:style-name="T4">turno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refreshTurn(</text:span><text:span text:style-name="T2">int</text:span><text:span text:style-name="T3"> turn)</text:span></text:p>
      <text:p text:style-name="P8"><text:tab/>{</text:p>
      <text:p text:style-name="P7"><text:span text:style-name="T3"><text:tab/><text:tab/></text:span><text:span text:style-name="T2">if</text:span><text:span text:style-name="T3"> (turn != </text:span><text:span text:style-name="T6">lastTurn</text:span><text:span text:style-name="T3">)</text:span></text:p>
      <text:p text:style-name="P8"><text:tab/><text:tab/>{</text:p>
      <text:p text:style-name="P7"><text:span text:style-name="T3"><text:tab/><text:tab/><text:tab/></text:span><text:span text:style-name="T11">// SALIR</text:span></text:p>
      <text:p text:style-name="P7"><text:span text:style-name="T3"><text:tab/><text:tab/><text:tab/>System.</text:span><text:span text:style-name="T5">err</text:span><text:span text:style-name="T3">.print(</text:span><text:span text:style-name="T8">"SALGO"</text:span><text:span text:style-name="T3">);</text:span></text:p>
      <text:p text:style-name="P8"><text:tab/><text:tab/><text:tab/>System.<text:span text:style-name="T12">exit</text:span>(-1);</text:p>
      <text:p text:style-name="P7"><text:span text:style-name="T3"><text:tab/><text:tab/><text:tab/></text:span><text:span text:style-name="T2">return</text:span><text:span text:style-name="T3">;</text:span></text:p>
      <text:p text:style-name="P8"><text:tab/><text:tab/>}</text:p>
      <text:p text:style-name="P7"/>
      <text:p text:style-name="P7"><text:span text:style-name="T3"><text:tab/><text:tab/></text:span><text:span text:style-name="T6">lastTurn</text:span><text:span text:style-name="T3"> = (++</text:span><text:span text:style-name="T6">lastTurn</text:span><text:span text:style-name="T3">) % </text:span><text:span text:style-name="T6">NUM</text:span><text:span text:style-name="T3">;</text:span></text:p>
      <text:p text:style-name="P7"/>
      <text:p text:style-name="P8"><text:tab/><text:tab/>notifyAll();</text:p>
      <text:p text:style-name="P8"><text:tab/>}</text:p>
      <text:p text:style-name="P7"/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Comprobamos</text:span><text:span text:style-name="T3"> </text:span><text:span text:style-name="T4">si</text:span><text:span text:style-name="T3"> </text:span><text:span text:style-name="T4">le</text:span><text:span text:style-name="T3"> </text:span><text:span text:style-name="T4">toca</text:span><text:span text:style-name="T3"> </text:span><text:span text:style-name="T4">al</text:span><text:span text:style-name="T3"> </text:span><text:span text:style-name="T4">thread</text:span><text:span text:style-name="T3"> </text:span><text:span text:style-name="T4">poseedor</text:span><text:span text:style-name="T3"> </text:span><text:span text:style-name="T4">de</text:span><text:span text:style-name="T3"> </text:span><text:span text:style-name="T13">&lt;i&gt;</text:span><text:span text:style-name="T3"> </text:span><text:span text:style-name="T4">turn</text:span><text:span text:style-name="T13">&lt;i&gt;</text:span></text:p>
      <text:p text:style-name="P7"><text:span text:style-name="T3"><text:tab/> </text:span><text:span text:style-name="T4">*</text:span><text:span text:style-name="T3"> </text:span></text:p>
      <text:p text:style-name="P7"><text:span text:style-name="T3"><text:tab/> </text:span><text:span text:style-name="T4">*</text:span><text:span text:style-name="T3"> </text:span><text:span text:style-name="T10">@param</text:span><text:span text:style-name="T3"> </text:span><text:span text:style-name="T4">turn</text:span></text:p>
      <text:p text:style-name="P7"><text:span text:style-name="T3"><text:tab/> </text:span><text:span text:style-name="T4">*</text:span><text:span text:style-name="T3"> <text:s text:c="11"/></text:span><text:span text:style-name="T4">Turno</text:span><text:span text:style-name="T3"> </text:span><text:span text:style-name="T4">del</text:span><text:span text:style-name="T3"> </text:span><text:span text:style-name="T4">thread</text:span><text:span text:style-name="T3"> </text:span><text:span text:style-name="T4">para</text:span><text:span text:style-name="T3"> </text:span><text:span text:style-name="T4">entrar</text:span><text:span text:style-name="T3"> </text:span><text:span text:style-name="T4">a</text:span><text:span text:style-name="T3"> </text:span><text:span text:style-name="T4">imprimir</text:span></text:p>
      <text:p text:style-name="P7"><text:span text:style-name="T3"><text:tab/> </text:span><text:span text:style-name="T4">*</text:span><text:span text:style-name="T3"> </text:span><text:span text:style-name="T10">@return</text:span><text:span text:style-name="T3"> </text:span><text:span text:style-name="T13">&lt;b&gt;</text:span><text:span text:style-name="T4">true</text:span><text:span text:style-name="T13">&lt;b&gt;</text:span><text:span text:style-name="T3"> </text:span><text:span text:style-name="T4">si</text:span><text:span text:style-name="T3"> </text:span><text:span text:style-name="T4">el</text:span><text:span text:style-name="T3"> </text:span><text:span text:style-name="T4">turno</text:span><text:span text:style-name="T3"> </text:span><text:span text:style-name="T4">actual</text:span><text:span text:style-name="T3"> </text:span><text:span text:style-name="T4">es</text:span><text:span text:style-name="T3"> </text:span><text:span text:style-name="T4">el</text:span><text:span text:style-name="T3"> </text:span><text:span text:style-name="T4">que</text:span><text:span text:style-name="T3"> </text:span><text:span text:style-name="T4">tiene</text:span><text:span text:style-name="T3"> </text:span><text:span text:style-name="T4">que</text:span><text:span text:style-name="T3"> </text:span><text:span text:style-name="T4">entrar,</text:span><text:span text:style-name="T3"> </text:span><text:span text:style-name="T4">en</text:span></text:p>
      <text:p text:style-name="P7"><text:span text:style-name="T3"><text:tab/> </text:span><text:span text:style-name="T4">*</text:span><text:span text:style-name="T3"> <text:s text:c="8"/></text:span><text:span text:style-name="T4">otro</text:span><text:span text:style-name="T3"> </text:span><text:span text:style-name="T4">caso</text:span><text:span text:style-name="T3"> </text:span><text:span text:style-name="T4">false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boolean</text:span><text:span text:style-name="T3"> checkTurn(</text:span><text:span text:style-name="T2">int</text:span><text:span text:style-name="T3"> turn)</text:span></text:p>
      <text:p text:style-name="P8"><text:tab/>{</text:p>
      <text:p text:style-name="P7"><text:span text:style-name="T3"><text:tab/><text:tab/></text:span><text:span text:style-name="T2">if</text:span><text:span text:style-name="T3"> (turn == </text:span><text:span text:style-name="T6">lastTurn</text:span><text:span text:style-name="T3">)</text:span></text:p>
      <text:p text:style-name="P8"><text:tab/><text:tab/>{</text:p>
      <text:p text:style-name="P7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8"><text:tab/><text:tab/>}</text:p>
      <text:p text:style-name="P7"><text:span text:style-name="T3"><text:tab/><text:tab/></text:span><text:span text:style-name="T2">else</text:span></text:p>
      <text:p text:style-name="P8"><text:tab/><text:tab/>{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8"><text:tab/><text:tab/><text:tab/><text:tab/>wait();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Okay, Houston, we've had a problem here."</text:span><text:span text:style-name="T3">);</text:span></text:p>
      <text:p text:style-name="P7"><text:span text:style-name="T3"><text:tab/><text:tab/><text:tab/><text:tab/></text:span><text:span text:style-name="T2">return</text:span><text:span text:style-name="T3"> </text:span><text:span text:style-name="T2">false</text:span><text:span text:style-name="T3">;</text:span></text:p>
      <text:p text:style-name="P8"><text:tab/><text:tab/><text:tab/>}</text:p>
      <text:p text:style-name="P7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8"><text:tab/><text:tab/>}</text:p>
      <text:p text:style-name="P8"><text:tab/>}</text:p>
      <text:p text:style-name="P8">}</text:p>
      <text:p text:style-name="P9"/>
      <text:p text:style-name="P9">Exercici 2.c</text:p>
      <text:p text:style-name="P9"/>
      <text:p text:style-name="P9"><text:span text:style-name="T9">package</text:span> lab1.entrega;</text:p>
      <text:p text:style-name="P7"/>
      <text:p text:style-name="P7"><text:span text:style-name="T2">public</text:span><text:span text:style-name="T3"> </text:span><text:span text:style-name="T2">class</text:span><text:span text:style-name="T3"> iOrdenAbcd</text:span></text:p>
      <text:p text:style-name="P8">{</text:p>
      <text:p text:style-name="P7"><text:span text:style-name="T3"><text:tab/></text:span><text:span text:style-name="T4">/**</text:span><text:span text:style-name="T3"> </text:span><text:span text:style-name="T4">Letra</text:span><text:span text:style-name="T3"> </text:span><text:span text:style-name="T4">inicial</text:span><text:span text:style-name="T3"> </text:span><text:span text:style-name="T4">*/</text:span></text:p>
      <text:p text:style-name="P7"><text:span text:style-name="T3"><text:tab/></text:span><text:span text:style-name="T11">//private static final char letra = 'a';</text:span></text:p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Numeros</text:span><text:span text:style-name="T3"> </text:span><text:span text:style-name="T4">de</text:span><text:span text:style-name="T3"> </text:span><text:span text:style-name="T4">letras</text:span><text:span text:style-name="T3"> </text:span><text:span text:style-name="T4">a</text:span><text:span text:style-name="T3"> </text:span><text:span text:style-name="T4">imprimir,</text:span><text:span text:style-name="T3"> </text:span><text:span text:style-name="T4">ademas</text:span><text:span text:style-name="T3"> </text:span><text:span text:style-name="T4">NUM</text:span><text:span text:style-name="T3"> </text:span><text:span text:style-name="T4">nos</text:span><text:span text:style-name="T3"> </text:span><text:span text:style-name="T4">indica</text:span><text:span text:style-name="T3"> </text:span><text:span text:style-name="T4">el</text:span><text:span text:style-name="T3"> </text:span><text:span text:style-name="T4">numero</text:span><text:span text:style-name="T3"> </text:span><text:span text:style-name="T4">maximo</text:span><text:span text:style-name="T3"> </text:span><text:span text:style-name="T4">de</text:span></text:p>
      <text:p text:style-name="P7"><text:span text:style-name="T3"><text:tab/> </text:span><text:span text:style-name="T4">*</text:span><text:span text:style-name="T3"> </text:span><text:span text:style-name="T4">turno</text:span><text:span text:style-name="T3"> </text:span><text:span text:style-name="T4">que</text:span><text:span text:style-name="T3"> </text:span><text:span text:style-name="T4">puede</text:span><text:span text:style-name="T3"> </text:span><text:span text:style-name="T4">haber</text:span><text:span text:style-name="T3"> </text:span><text:span text:style-name="T4">en</text:span><text:span text:style-name="T3"> </text:span><text:span text:style-name="T4">el</text:span><text:span text:style-name="T3"> </text:span><text:span text:style-name="T4">programa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NUM</text:span><text:span text:style-name="T3"> = 4;</text:span></text:p>
      <text:p text:style-name="P7"/>
      <text:p text:style-name="P7"><text:span text:style-name="T3"><text:tab/></text:span><text:span text:style-name="T4">/**</text:span><text:span text:style-name="T3"> </text:span><text:span text:style-name="T4">Total</text:span><text:span text:style-name="T3"> </text:span><text:span text:style-name="T4">de</text:span><text:span text:style-name="T3"> </text:span><text:span text:style-name="T4">veces</text:span><text:span text:style-name="T3"> </text:span><text:span text:style-name="T4">a</text:span><text:span text:style-name="T3"> </text:span><text:span text:style-name="T4">imprimir</text:span><text:span text:style-name="T3"> </text:span><text:span text:style-name="T4">cada</text:span><text:span text:style-name="T3"> </text:span><text:span text:style-name="T4">letra</text:span><text:span text:style-name="T3"> </text:span><text:span text:style-name="T4">*/</text:span></text:p>
      <text:p text:style-name="P7"><text:span text:style-name="T3"><text:tab/></text:span><text:span text:style-name="T2">private</text:span><text:span text:style-name="T3"> </text:span><text:span text:style-name="T2">static</text:span><text:span text:style-name="T3"> </text:span><text:span text:style-name="T2">final</text:span><text:span text:style-name="T3"> </text:span><text:span text:style-name="T2">int</text:span><text:span text:style-name="T3"> </text:span><text:span text:style-name="T5">TOTAL</text:span><text:span text:style-name="T3"> = 20;</text:span></text:p>
      <text:p text:style-name="P7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/text:p>
      <text:p text:style-name="P8"><text:tab/>{</text:p>
      <text:p text:style-name="P7"><text:span text:style-name="T3"><text:tab/><text:tab/></text:span><text:span text:style-name="T4">/**</text:span><text:span text:style-name="T3"> </text:span><text:span text:style-name="T4">Orden</text:span><text:span text:style-name="T3"> </text:span><text:span text:style-name="T4">de</text:span><text:span text:style-name="T3"> </text:span><text:span text:style-name="T4">las</text:span><text:span text:style-name="T3"> </text:span><text:span text:style-name="T4">letras</text:span><text:span text:style-name="T3"> </text:span><text:span text:style-name="T4">a</text:span><text:span text:style-name="T3"> </text:span><text:span text:style-name="T4">y</text:span><text:span text:style-name="T3"> </text:span><text:span text:style-name="T4">d*/</text:span></text:p>
      <text:p text:style-name="P7"><text:span text:style-name="T3"><text:tab/><text:tab/>iControlTurn ad = </text:span><text:span text:style-name="T2">new</text:span><text:span text:style-name="T3"> iControlTurn(2);</text:span></text:p>
      <text:p text:style-name="P7"><text:span text:style-name="T3"><text:tab/><text:tab/></text:span><text:span text:style-name="T4">/**</text:span><text:span text:style-name="T3"> </text:span><text:span text:style-name="T4">Orden</text:span><text:span text:style-name="T3"> </text:span><text:span text:style-name="T4">de</text:span><text:span text:style-name="T3"> </text:span><text:span text:style-name="T4">las</text:span><text:span text:style-name="T3"> </text:span><text:span text:style-name="T4">letras</text:span><text:span text:style-name="T3"> </text:span><text:span text:style-name="T4">c</text:span><text:span text:style-name="T3"> </text:span><text:span text:style-name="T4">y</text:span><text:span text:style-name="T3"> </text:span><text:span text:style-name="T4">b*/</text:span></text:p>
      <text:p text:style-name="P7"><text:span text:style-name="T3"><text:tab/><text:tab/>iControlTurn cb = </text:span><text:span text:style-name="T2">new</text:span><text:span text:style-name="T3"> iControlTurn(2);</text:span></text:p>
      <text:p text:style-name="P8"><text:tab/><text:tab/></text:p>
      <text:p text:style-name="P7"><text:span text:style-name="T3"><text:tab/><text:tab/>iOrden a = </text:span><text:span text:style-name="T2">new</text:span><text:span text:style-name="T3"> iOrden(</text:span><text:span text:style-name="T8">'a'</text:span><text:span text:style-name="T3">, </text:span><text:span text:style-name="T5">TOTAL</text:span><text:span text:style-name="T3">, ad, 0);</text:span></text:p>
      <text:p text:style-name="P7"><text:span text:style-name="T3"><text:tab/><text:tab/>iOrden b = </text:span><text:span text:style-name="T2">new</text:span><text:span text:style-name="T3"> iOrden(</text:span><text:span text:style-name="T8">'b'</text:span><text:span text:style-name="T3">, </text:span><text:span text:style-name="T5">TOTAL</text:span><text:span text:style-name="T3">, cb, 0);</text:span></text:p>
      <text:p text:style-name="P7"><text:span text:style-name="T3"><text:tab/><text:tab/>iOrden c = </text:span><text:span text:style-name="T2">new</text:span><text:span text:style-name="T3"> iOrden(</text:span><text:span text:style-name="T8">'c'</text:span><text:span text:style-name="T3">, </text:span><text:span text:style-name="T5">TOTAL</text:span><text:span text:style-name="T3">, cb, 1);</text:span></text:p>
      <text:p text:style-name="P7"><text:span text:style-name="T3"><text:tab/><text:tab/>iOrden d = </text:span><text:span text:style-name="T2">new</text:span><text:span text:style-name="T3"> iOrden(</text:span><text:span text:style-name="T8">'d'</text:span><text:span text:style-name="T3">, </text:span><text:span text:style-name="T5">TOTAL</text:span><text:span text:style-name="T3">, ad, 1);</text:span></text:p>
      <text:p text:style-name="P8"><text:tab/><text:tab/>a.start();</text:p>
      <text:p text:style-name="P8"><text:tab/><text:tab/>b.start();</text:p>
      <text:p text:style-name="P8"><text:tab/><text:tab/>c.start();</text:p>
      <text:p text:style-name="P8"><text:tab/><text:tab/>d.start();</text:p>
      <text:p text:style-name="P8"><text:tab/><text:tab/></text:p>
      <text:p text:style-name="P8"><text:tab/>}</text:p>
      <text:p text:style-name="P8">}</text:p>
      <text:p text:style-name="P7"/>
      <text:p text:style-name="P7"><text:span text:style-name="T2">class</text:span><text:span text:style-name="T3"> iOrden </text:span><text:span text:style-name="T2">extends</text:span><text:span text:style-name="T3"> Thread</text:span></text:p>
      <text:p text:style-name="P8">{</text:p>
      <text:p text:style-name="P7"><text:span text:style-name="T3"><text:tab/></text:span><text:span text:style-name="T2">private</text:span><text:span text:style-name="T3"> </text:span><text:span text:style-name="T2">char</text:span><text:span text:style-name="T3"> </text:span><text:span text:style-name="T6">aux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total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turn</text:span><text:span text:style-name="T3">;</text:span></text:p>
      <text:p text:style-name="P7"/>
      <text:p text:style-name="P7"><text:span text:style-name="T3"><text:tab/></text:span><text:span text:style-name="T2">private</text:span><text:span text:style-name="T3"> iControlTurn </text:span><text:span text:style-name="T6">ct</text:span><text:span text:style-name="T3">;</text:span></text:p>
      <text:p text:style-name="P7"/>
      <text:p text:style-name="P7"><text:span text:style-name="T3"><text:tab/></text:span><text:span text:style-name="T2">public</text:span><text:span text:style-name="T3"> iOrden(</text:span><text:span text:style-name="T2">int</text:span><text:span text:style-name="T3"> i, </text:span><text:span text:style-name="T2">int</text:span><text:span text:style-name="T3"> total, iControlTurn ct, </text:span><text:span text:style-name="T2">int</text:span><text:span text:style-name="T3"> t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aux</text:span><text:span text:style-name="T3"> = (</text:span><text:span text:style-name="T2">char</text:span><text:span text:style-name="T3">) i;</text:span></text:p>
      <text:p text:style-name="P7"><text:span text:style-name="T3"><text:tab/><text:tab/></text:span><text:span text:style-name="T2">this</text:span><text:span text:style-name="T3">.</text:span><text:span text:style-name="T6">total</text:span><text:span text:style-name="T3"> = total;</text:span></text:p>
      <text:p text:style-name="P7"><text:span text:style-name="T3"><text:tab/><text:tab/></text:span><text:span text:style-name="T2">this</text:span><text:span text:style-name="T3">.</text:span><text:span text:style-name="T6">turn</text:span><text:span text:style-name="T3"> = t;</text:span></text:p>
      <text:p text:style-name="P7"><text:span text:style-name="T3"><text:tab/><text:tab/></text:span><text:span text:style-name="T2">this</text:span><text:span text:style-name="T3">.</text:span><text:span text:style-name="T6">ct</text:span><text:span text:style-name="T3"> = ct;</text:span></text:p>
      <text:p text:style-name="P8"><text:tab/>}</text:p>
      <text:p text:style-name="P7"/>
      <text:p text:style-name="P7"><text:span text:style-name="T3"><text:tab/></text:span><text:span text:style-name="T2">public</text:span><text:span text:style-name="T3"> </text:span><text:span text:style-name="T2">void</text:span><text:span text:style-name="T3"> run()</text:span></text:p>
      <text:p text:style-name="P8"><text:tab/>{</text:p>
      <text:p text:style-name="P7"><text:span text:style-name="T3"><text:tab/><text:tab/></text:span><text:span text:style-name="T2">for</text:span><text:span text:style-name="T3"> (; </text:span><text:span text:style-name="T6">total</text:span><text:span text:style-name="T3"> &gt; 0;)</text:span></text:p>
      <text:p text:style-name="P8"><text:tab/><text:tab/>{</text:p>
      <text:p text:style-name="P7"><text:span text:style-name="T3"><text:tab/><text:tab/><text:tab/></text:span><text:span text:style-name="T2">synchronized</text:span><text:span text:style-name="T3"> (</text:span><text:span text:style-name="T2">this</text:span><text:span text:style-name="T3">)</text:span></text:p>
      <text:p text:style-name="P8"><text:tab/><text:tab/><text:tab/>{</text:p>
      <text:p text:style-name="P7"><text:span text:style-name="T3"><text:tab/><text:tab/><text:tab/><text:tab/></text:span><text:span text:style-name="T2">if</text:span><text:span text:style-name="T3"> (</text:span><text:span text:style-name="T6">ct</text:span><text:span text:style-name="T3">.checkTurn(</text:span><text:span text:style-name="T6">turn</text:span><text:span text:style-name="T3">))</text:span></text:p>
      <text:p text:style-name="P8"><text:tab/><text:tab/><text:tab/><text:tab/>{</text:p>
      <text:p text:style-name="P7"><text:span text:style-name="T3"><text:tab/><text:tab/><text:tab/><text:tab/><text:tab/>System.</text:span><text:span text:style-name="T5">out</text:span><text:span text:style-name="T3">.print(</text:span><text:span text:style-name="T8">""</text:span><text:span text:style-name="T3"> + </text:span><text:span text:style-name="T6">aux</text:span><text:span text:style-name="T3"> + </text:span><text:span text:style-name="T8">""</text:span><text:span text:style-name="T3">);</text:span></text:p>
      <text:p text:style-name="P7"><text:span text:style-name="T3"><text:tab/><text:tab/><text:tab/><text:tab/><text:tab/>--</text:span><text:span text:style-name="T6">total</text:span><text:span text:style-name="T3">;</text:span></text:p>
      <text:p text:style-name="P7"><text:span text:style-name="T3"><text:tab/><text:tab/><text:tab/><text:tab/><text:tab/></text:span><text:span text:style-name="T6">ct</text:span><text:span text:style-name="T3">.refreshTurn(</text:span><text:span text:style-name="T6">turn</text:span><text:span text:style-name="T3">);</text:span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7"/>
      <text:p text:style-name="P7"><text:span text:style-name="T2">class</text:span><text:span text:style-name="T3"> iControlTurn</text:span></text:p>
      <text:p text:style-name="P8">{</text:p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NUM</text:span><text:span text:style-name="T3">;</text:span></text:p>
      <text:p text:style-name="P7"/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6">lastTurn</text:span><text:span text:style-name="T3">;</text:span></text:p>
      <text:p text:style-name="P7"/>
      <text:p text:style-name="P7"><text:span text:style-name="T3"><text:tab/></text:span><text:span text:style-name="T2">public</text:span><text:span text:style-name="T3"> iControlTurn(</text:span><text:span text:style-name="T2">int</text:span><text:span text:style-name="T3"> num)</text:span></text:p>
      <text:p text:style-name="P8"><text:tab/>{</text:p>
      <text:p text:style-name="P7"><text:span text:style-name="T3"><text:tab/><text:tab/></text:span><text:span text:style-name="T2">this</text:span><text:span text:style-name="T3">.</text:span><text:span text:style-name="T6">NUM</text:span><text:span text:style-name="T3"> = num;</text:span></text:p>
      <text:p text:style-name="P7"><text:span text:style-name="T3"><text:tab/><text:tab/></text:span><text:span text:style-name="T2">this</text:span><text:span text:style-name="T3">.</text:span><text:span text:style-name="T6">lastTurn</text:span><text:span text:style-name="T3"> = 0;</text:span></text:p>
      <text:p text:style-name="P8"><text:tab/>}</text:p>
      <text:p text:style-name="P7"/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Actualizamos</text:span><text:span text:style-name="T3"> </text:span><text:span text:style-name="T4">el</text:span><text:span text:style-name="T3"> </text:span><text:span text:style-name="T4">ultimo</text:span><text:span text:style-name="T3"> </text:span><text:span text:style-name="T4">turno</text:span></text:p>
      <text:p text:style-name="P7"><text:span text:style-name="T3"><text:tab/> </text:span><text:span text:style-name="T4">*</text:span><text:span text:style-name="T3"> </text:span></text:p>
      <text:p text:style-name="P7"><text:span text:style-name="T3"><text:tab/> </text:span><text:span text:style-name="T4">*</text:span><text:span text:style-name="T3"> </text:span><text:span text:style-name="T10">@param</text:span><text:span text:style-name="T3"> </text:span><text:span text:style-name="T4">turn</text:span></text:p>
      <text:p text:style-name="P7"><text:span text:style-name="T3"><text:tab/> </text:span><text:span text:style-name="T4">*</text:span><text:span text:style-name="T3"> <text:s text:c="11"/></text:span><text:span text:style-name="T4">La</text:span><text:span text:style-name="T3"> </text:span><text:span text:style-name="T4">letra</text:span><text:span text:style-name="T3"> </text:span><text:span text:style-name="T4">de</text:span><text:span text:style-name="T3"> </text:span><text:span text:style-name="T4">este</text:span><text:span text:style-name="T3"> </text:span><text:span text:style-name="T4">turno</text:span><text:span text:style-name="T3"> </text:span><text:span text:style-name="T4">ha</text:span><text:span text:style-name="T3"> </text:span><text:span text:style-name="T4">sido</text:span><text:span text:style-name="T3"> </text:span><text:span text:style-name="T4">imprimida,</text:span><text:span text:style-name="T3"> </text:span><text:span text:style-name="T4">tenomos</text:span><text:span text:style-name="T3"> </text:span><text:span text:style-name="T4">que</text:span></text:p>
      <text:p text:style-name="P7"><text:span text:style-name="T3"><text:tab/> </text:span><text:span text:style-name="T4">*</text:span><text:span text:style-name="T3"> <text:s text:c="11"/></text:span><text:span text:style-name="T4">actualizar</text:span><text:span text:style-name="T3"> </text:span><text:span text:style-name="T4">el</text:span><text:span text:style-name="T3"> </text:span><text:span text:style-name="T4">ultimo</text:span><text:span text:style-name="T3"> </text:span><text:span text:style-name="T4">turno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refreshTurn(</text:span><text:span text:style-name="T2">int</text:span><text:span text:style-name="T3"> turn)</text:span></text:p>
      <text:p text:style-name="P8"><text:tab/>{</text:p>
      <text:p text:style-name="P7"><text:span text:style-name="T3"><text:tab/><text:tab/></text:span><text:span text:style-name="T2">if</text:span><text:span text:style-name="T3"> (turn != </text:span><text:span text:style-name="T6">lastTurn</text:span><text:span text:style-name="T3">)</text:span></text:p>
      <text:p text:style-name="P8"><text:tab/><text:tab/>{</text:p>
      <text:p text:style-name="P7"><text:span text:style-name="T3"><text:tab/><text:tab/><text:tab/></text:span><text:span text:style-name="T11">// SALIR</text:span></text:p>
      <text:p text:style-name="P7"><text:span text:style-name="T3"><text:tab/><text:tab/><text:tab/>System.</text:span><text:span text:style-name="T5">out</text:span><text:span text:style-name="T3">.print(</text:span><text:span text:style-name="T8">"SALGO"</text:span><text:span text:style-name="T3">);</text:span></text:p>
      <text:p text:style-name="P8"><text:tab/><text:tab/><text:tab/>System.<text:span text:style-name="T12">exit</text:span>(-1);</text:p>
      <text:p text:style-name="P7"><text:span text:style-name="T3"><text:tab/><text:tab/><text:tab/></text:span><text:span text:style-name="T2">return</text:span><text:span text:style-name="T3">;</text:span></text:p>
      <text:p text:style-name="P8"><text:tab/><text:tab/>}</text:p>
      <text:p text:style-name="P7"/>
      <text:p text:style-name="P7"><text:span text:style-name="T3"><text:tab/><text:tab/></text:span><text:span text:style-name="T6">lastTurn</text:span><text:span text:style-name="T3">++;</text:span></text:p>
      <text:p text:style-name="P7"><text:span text:style-name="T3"><text:tab/><text:tab/></text:span><text:span text:style-name="T6">lastTurn</text:span><text:span text:style-name="T3"> %= </text:span><text:span text:style-name="T6">NUM</text:span><text:span text:style-name="T3">;</text:span></text:p>
      <text:p text:style-name="P7"/>
      <text:p text:style-name="P8"><text:tab/><text:tab/>notifyAll();</text:p>
      <text:p text:style-name="P8"><text:tab/>}</text:p>
      <text:p text:style-name="P7"/>
      <text:p text:style-name="P7"><text:span text:style-name="T3"><text:tab/></text:span><text:span text:style-name="T4">/**</text:span></text:p>
      <text:p text:style-name="P7"><text:span text:style-name="T3"><text:tab/> </text:span><text:span text:style-name="T4">*</text:span><text:span text:style-name="T3"> </text:span><text:span text:style-name="T4">Comprobamos</text:span><text:span text:style-name="T3"> </text:span><text:span text:style-name="T4">si</text:span><text:span text:style-name="T3"> </text:span><text:span text:style-name="T4">le</text:span><text:span text:style-name="T3"> </text:span><text:span text:style-name="T4">toca</text:span><text:span text:style-name="T3"> </text:span><text:span text:style-name="T4">al</text:span><text:span text:style-name="T3"> </text:span><text:span text:style-name="T4">thread</text:span><text:span text:style-name="T3"> </text:span><text:span text:style-name="T4">poseedor</text:span><text:span text:style-name="T3"> </text:span><text:span text:style-name="T4">de</text:span><text:span text:style-name="T3"> </text:span><text:span text:style-name="T13">&lt;i&gt;</text:span><text:span text:style-name="T3"> </text:span><text:span text:style-name="T4">turn</text:span><text:span text:style-name="T13">&lt;i&gt;</text:span></text:p>
      <text:p text:style-name="P7"><text:span text:style-name="T3"><text:tab/> </text:span><text:span text:style-name="T4">*</text:span><text:span text:style-name="T3"> </text:span><text:span text:style-name="T10">@param</text:span><text:span text:style-name="T3"> </text:span><text:span text:style-name="T4">turn</text:span><text:span text:style-name="T3"> </text:span><text:span text:style-name="T4">Turno</text:span><text:span text:style-name="T3"> </text:span><text:span text:style-name="T4">del</text:span><text:span text:style-name="T3"> </text:span><text:span text:style-name="T4">thread</text:span><text:span text:style-name="T3"> </text:span><text:span text:style-name="T4">para</text:span><text:span text:style-name="T3"> </text:span><text:span text:style-name="T4">entrar</text:span><text:span text:style-name="T3"> </text:span><text:span text:style-name="T4">a</text:span><text:span text:style-name="T3"> </text:span><text:span text:style-name="T4">imprimir</text:span></text:p>
      <text:p text:style-name="P7"><text:span text:style-name="T3"><text:tab/> </text:span><text:span text:style-name="T4">*</text:span><text:span text:style-name="T3"> </text:span><text:span text:style-name="T10">@return</text:span><text:span text:style-name="T3"> </text:span><text:span text:style-name="T13">&lt;b&gt;</text:span><text:span text:style-name="T4">true</text:span><text:span text:style-name="T13">&lt;b&gt;</text:span><text:span text:style-name="T3"> </text:span><text:span text:style-name="T4">si</text:span><text:span text:style-name="T3"> </text:span><text:span text:style-name="T4">el</text:span><text:span text:style-name="T3"> </text:span><text:span text:style-name="T4">turno</text:span><text:span text:style-name="T3"> </text:span><text:span text:style-name="T4">actual</text:span><text:span text:style-name="T3"> </text:span><text:span text:style-name="T4">es</text:span><text:span text:style-name="T3"> </text:span><text:span text:style-name="T4">el</text:span><text:span text:style-name="T3"> </text:span><text:span text:style-name="T4">que</text:span><text:span text:style-name="T3"> </text:span><text:span text:style-name="T4">tiene</text:span><text:span text:style-name="T3"> </text:span><text:span text:style-name="T4">que</text:span><text:span text:style-name="T3"> </text:span><text:span text:style-name="T4">entrar,</text:span><text:span text:style-name="T3"> </text:span><text:span text:style-name="T4">en</text:span><text:span text:style-name="T3"> </text:span><text:span text:style-name="T4">otro</text:span><text:span text:style-name="T3"> </text:span><text:span text:style-name="T4">caso</text:span><text:span text:style-name="T3"> </text:span><text:span text:style-name="T4">false</text:span></text:p>
      <text:p text:style-name="P7"><text:span text:style-name="T3"><text:tab/> </text:span><text:span text:style-name="T4">*/</text:span></text:p>
      <text:p text:style-name="P7"><text:span text:style-name="T3"><text:tab/></text:span><text:span text:style-name="T2">public</text:span><text:span text:style-name="T3"> </text:span><text:span text:style-name="T2">synchronized</text:span><text:span text:style-name="T3"> </text:span><text:span text:style-name="T2">boolean</text:span><text:span text:style-name="T3"> checkTurn(</text:span><text:span text:style-name="T2">int</text:span><text:span text:style-name="T3"> turn)</text:span></text:p>
      <text:p text:style-name="P8"><text:tab/>{</text:p>
      <text:p text:style-name="P7"><text:span text:style-name="T3"><text:tab/><text:tab/></text:span><text:span text:style-name="T2">if</text:span><text:span text:style-name="T3"> (turn == </text:span><text:span text:style-name="T6">lastTurn</text:span><text:span text:style-name="T3">)</text:span></text:p>
      <text:p text:style-name="P8"><text:tab/><text:tab/>{</text:p>
      <text:p text:style-name="P7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8"><text:tab/><text:tab/>}</text:p>
      <text:p text:style-name="P7"><text:span text:style-name="T3"><text:tab/><text:tab/></text:span><text:span text:style-name="T2">else</text:span></text:p>
      <text:p text:style-name="P8"><text:tab/><text:tab/>{</text:p>
      <text:p text:style-name="P7"><text:span text:style-name="T3"><text:tab/><text:tab/><text:tab/></text:span><text:span text:style-name="T2">try</text:span></text:p>
      <text:p text:style-name="P8"><text:tab/><text:tab/><text:tab/>{</text:p>
      <text:p text:style-name="P8"><text:tab/><text:tab/><text:tab/><text:tab/>wait();</text:p>
      <text:p text:style-name="P8"><text:tab/><text:tab/><text:tab/>}</text:p>
      <text:p text:style-name="P7"><text:span text:style-name="T3"><text:tab/><text:tab/><text:tab/></text:span><text:span text:style-name="T2">catch</text:span><text:span text:style-name="T3"> (InterruptedException e)</text:span></text:p>
      <text:p text:style-name="P8"><text:tab/><text:tab/><text:tab/>{</text:p>
      <text:p text:style-name="P7"><text:span text:style-name="T3"><text:tab/><text:tab/><text:tab/><text:tab/>System.</text:span><text:span text:style-name="T5">err</text:span><text:span text:style-name="T3">.println(</text:span><text:span text:style-name="T8">"Okay, Houston, we've had a problem here."</text:span><text:span text:style-name="T3">);</text:span></text:p>
      <text:p text:style-name="P7"><text:span text:style-name="T3"><text:tab/><text:tab/><text:tab/><text:tab/></text:span><text:span text:style-name="T2">return</text:span><text:span text:style-name="T3"> </text:span><text:span text:style-name="T2">false</text:span><text:span text:style-name="T3">;</text:span></text:p>
      <text:p text:style-name="P8"><text:tab/><text:tab/><text:tab/>}</text:p>
      <text:p text:style-name="P7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8"><text:tab/><text:tab/>}</text:p>
      <text:p text:style-name="P8"><text:tab/>}</text:p>
      <text:p text:style-name="P8">}</text:p>
      <text:p text:style-name="P10"/>
      <text:p text:style-name="P10"/>
      <text:p text:style-name="P10">TRAÇA a analitzar</text:p>
      <text:p text:style-name="P10"/>
      <text:p text:style-name="P10">0 0 0 0</text:p>
      <text:p text:style-name="P10">0 0 0 3</text:p>
      <text:p text:style-name="P10">2 4 6 0</text:p>
      <text:p text:style-name="P10">1 2 3 3</text:p>
      <text:p text:style-name="P10">2 4 6 6</text:p>
      <text:p text:style-name="P10">3 6 9 6</text:p>
      <text:p text:style-name="P11"/>
      <text:p text:style-name="P11"/>
      <text:p text:style-name="P11"><text:tab/><text:tab/>x<text:tab/>y<text:tab/>t<text:tab/>s<text:tab/><text:tab/> salida</text:p>
      <text:p text:style-name="P11">P1<text:tab/><text:tab/>0<text:tab/>0<text:tab/>0<text:tab/>0<text:tab/><text:tab/>0 0 0 0</text:p>
      <text:p text:style-name="P11"><text:tab/><text:tab/>1<text:tab/>2<text:tab/>3</text:p>
      <text:p text:style-name="P11">P2<text:tab/><text:tab/>0<text:tab/>0<text:tab/>0<text:tab/></text:p>
      <text:p text:style-name="P11">P1<text:tab/><text:tab/><text:tab/><text:tab/><text:tab/>3<text:tab/><text:tab/>0 0 0 3</text:p>
      <text:p text:style-name="P11"><text:tab/><text:tab/>2<text:tab/>4 <text:tab/>6</text:p>
      <text:p text:style-name="P11">P2<text:tab/><text:tab/><text:tab/><text:tab/><text:tab/>0<text:tab/><text:tab/>2 4 6 0</text:p>
      <text:p text:style-name="P11"><text:tab/><text:tab/>1<text:tab/>2<text:tab/>3<text:tab/>3<text:tab/><text:tab/>1 2 3 3</text:p>
      <text:p text:style-name="P11"><text:tab/><text:tab/>2<text:tab/>4<text:tab/>6<text:tab/>6<text:tab/><text:tab/>2 4 6 6</text:p>
      <text:p text:style-name="P11"><text:tab/><text:tab/>3<text:tab/>6<text:tab/>9</text:p>
      <text:p text:style-name="P11">P1<text:tab/><text:tab/><text:tab/><text:tab/><text:tab/>6<text:tab/><text:tab/>3 6 9 6</text:p>
      <text:p text:style-name="P11"><text:tab/><text:tab/> <text:s text:c="2"/>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nsolas" svg:font-family="Consolas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lberto</meta:initial-creator>
    <meta:creation-date>2008-03-26T21:28:50</meta:creation-date>
    <dc:creator>Alberto</dc:creator>
    <dc:date>2008-03-27T00:15:10</dc:date>
    <dc:language>en-GB</dc:language>
    <meta:editing-cycles>4</meta:editing-cycles>
    <meta:editing-duration>PT1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401" meta:word-count="941" meta:character-count="6978"/>
  </office:meta>
</office:document-meta>
</file>